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9218"/>
    </style:style>
    <style:style style:name="T1" style:family="text">
      <style:text-properties officeooo:rsid="001f92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Alex Trebek's fun TV quiz game. Woven silk pyjamas exchanged for blue quartz. Brawny gods jus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6T19:50:31.664997162</meta:creation-date>
    <dc:date>2020-05-06T19:52:25.025013876</dc:date>
    <meta:editing-duration>PT1M55S</meta:editing-duration>
    <meta:editing-cycles>1</meta:editing-cycles>
    <meta:document-statistic meta:table-count="0" meta:image-count="0" meta:object-count="0" meta:page-count="1" meta:paragraph-count="1" meta:word-count="200" meta:character-count="1104" meta:non-whitespace-character-count="905"/>
    <meta:generator>LibreOffice/6.4.2.2$Linux_X86_64 LibreOffice_project/4e471d8c02c9c90f512f7f9ead8875b57fcb1ec3</meta:generator>
  </office:meta>
</office:document-meta>
</file>